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plic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Control (IDHw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Control (IDHwt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Control (IDHwt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Control (IDHwt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7-06T15:21:29.142911775</meta:creation-date>
    <dc:date>2023-07-06T15:24:22.135883662</dc:date>
    <meta:editing-duration>PT2M53S</meta:editing-duration>
    <meta:editing-cycles>1</meta:editing-cycles>
    <meta:generator>LibreOffice/6.3.5.2$Linux_X86_64 LibreOffice_project/30$Build-2</meta:generator>
    <meta:document-statistic meta:table-count="1" meta:cell-count="52" meta:object-count="0"/>
  </office:meta>
</office:document-meta>
</file>